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5-07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5-05-0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5-02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4-10-29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4-07-0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4-04-1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4-02-1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3-11-01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3-06-26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3-04-17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3-01-24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2-10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2-06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2-04-04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2-02-0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1-10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1-06-29 0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1-04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1-02-09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846" calcext:value-type="float">
            <text:p>5.244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33" calcext:value-type="float">
            <text:p>6.45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501100639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912" calcext:value-type="float">
            <text:p>4.5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0" meta:object-count="0"/>
    <meta:user-defined meta:name="AppVersion">3.0</meta:user-defined>
  </office:meta>
</office:document-meta>
</file>